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29ff9" officeooo:paragraph-rsid="00129ff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3dd6d" officeooo:paragraph-rsid="0013dd6d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57b23" officeooo:paragraph-rsid="00157b23" style:font-size-asian="15.75pt" style:font-weight-asian="normal" style:font-size-complex="18pt" style:font-weight-complex="normal"/>
    </style:style>
    <style:style style:name="T1" style:family="text">
      <style:text-properties officeooo:rsid="00157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 de mercado</text:p>
      <text:p text:style-name="P2"/>
      <text:p text:style-name="P3">Según el producto: Mercado de servicios, <text:span text:style-name="T1">ya que el producto no es otra cosa que eso, un servicio.</text:span></text:p>
      <text:p text:style-name="P3">Según el ámbito geográfico: Mercado nacional, <text:span text:style-name="T1">la organización de eventos abarca la península en general.</text:span></text:p>
      <text:p text:style-name="P4">Según la naturaleza del comprador: Mercado de consumidores, el cliente es consumidor del producto por entretenimient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6S</meta:editing-duration>
    <meta:editing-cycles>4</meta:editing-cycles>
    <meta:generator>LibreOffice/5.2.1.2$Windows_x86 LibreOffice_project/31dd62db80d4e60af04904455ec9c9219178d620</meta:generator>
    <dc:date>2016-11-30T09:08:50.777000000</dc:date>
    <meta:document-statistic meta:table-count="0" meta:image-count="0" meta:object-count="0" meta:page-count="1" meta:paragraph-count="4" meta:word-count="52" meta:character-count="334" meta:non-whitespace-character-count="286"/>
    <meta:user-defined meta:name="Info 1"/>
    <meta:user-defined meta:name="Info 2"/>
    <meta:user-defined meta:name="Info 3"/>
    <meta:user-defined meta:name="Info 4"/>
  </office:meta>
</office:document-meta>
</file>